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  <style:text-properties officeooo:paragraph-rsid="0007fc54"/>
    </style:style>
    <style:style style:name="P3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officeooo:rsid="0007fc54"/>
    </style:style>
    <style:style style:name="T2" style:family="text">
      <style:text-properties fo:font-weight="bold" officeooo:rsid="0007fc54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96191773" text:style-name="L1">
        <text:list-item>
          <text:p text:style-name="P1">Análise de tendências de mercado: Use técnicas de visualização de dados para analisar os dados históricos de uma determinada ação ou índice de mercado e identificar tendências e padrões.</text:p>
        </text:list-item>
        <text:list-item>
          <text:p text:style-name="P1">Seleção de ativos: Utilize técnicas de aprendizado de máquina para selecionar ativos que tenham uma probabilidade maior de performar bem.</text:p>
        </text:list-item>
        <text:list-item>
          <text:p text:style-name="P1">Análise de notícias e sentimento: Utilize técnicas de processamento de linguagem natural para analisar notícias relacionadas a uma empresa ou setor e identificar o sentimento geral em relação a eles. /Análise de sentimento de mercado: Use dados de mídia social ou outras fontes para medir o sentimento do mercado e prever o desempenho de ativos financeiros. /<text:span text:style-name="T2">TCC</text:span></text:p>
        </text:list-item>
        <text:list-item>
          <text:p text:style-name="P2">Análise de fluxo de caixa: Utilize técnicas financeiras para analisar fluxo de caixa de uma empresa, identificando oportunidades de investimento.</text:p>
        </text:list-item>
        <text:list-item>
          <text:p text:style-name="P2">Análise de risco de crédito: Use técnicas de aprendizado de máquina para prever o risco de inadimplência de empresas ou indivíduos. /<text:span text:style-name="T2">FEITO</text:span></text:p>
        </text:list-item>
        <text:list-item>
          <text:p text:style-name="P2">Previsão de preços de ativos: Desenvolva modelos de previsão de preços de ações, títulos ou outros ativos financeiros.</text:p>
        </text:list-item>
        <text:list-item>
          <text:p text:style-name="P2">Análise de carteiras de investimentos: Use técnicas de otimização para criar carteiras de investimentos com o melhor equilíbrio de risco/retorno.</text:p>
        </text:list-item>
        <text:list-item>
          <text:p text:style-name="P2">Detecção de fraude financeira: Utilize técnicas de aprendizado de máquina para detectar padrões suspeitos em transações financeiras. /-</text:p>
        </text:list-item>
      </text:list>
      <text:list xml:id="list607858518" text:style-name="L2">
        <text:list-header>
          <text:p text:style-name="P3"/>
        </text:list-header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6:13:55.643872266</meta:creation-date>
    <dc:date>2023-01-29T16:21:27.401445673</dc:date>
    <meta:editing-duration>PT7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12" meta:character-count="1382" meta:non-whitespace-character-count="1186"/>
  </office:meta>
</office:document-meta>
</file>